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25ECFF53056A6794966.png" manifest:media-type="image/png"/>
  <manifest:file-entry manifest:full-path="Pictures/10000001000002D300000195EDDB4735C3CE2197.png" manifest:media-type="image/png"/>
  <manifest:file-entry manifest:full-path="Pictures/100000010000031400000244409A5F12D9C96975.png" manifest:media-type="image/png"/>
  <manifest:file-entry manifest:full-path="Pictures/10000001000002D500000193EDB4A237B2F24509.png" manifest:media-type="image/png"/>
  <manifest:file-entry manifest:full-path="Pictures/10000001000002D30000018BA356E2C6F70B837F.png" manifest:media-type="image/png"/>
  <manifest:file-entry manifest:full-path="Pictures/10000001000002D8000001E2E3DDB91C164662E6.png" manifest:media-type="image/png"/>
  <manifest:file-entry manifest:full-path="Pictures/10000001000002FD0000011D9FE818D1E475083E.png" manifest:media-type="image/png"/>
  <manifest:file-entry manifest:full-path="Pictures/10000001000002DF000001B675B545C1BBD65E9F.png" manifest:media-type="image/png"/>
  <manifest:file-entry manifest:full-path="Pictures/10000001000002020000002672D4DFAAA77A8613.png" manifest:media-type="image/png"/>
  <manifest:file-entry manifest:full-path="Pictures/10000001000003120000023F8E965960A49D3D9D.png" manifest:media-type="image/png"/>
  <manifest:file-entry manifest:full-path="Pictures/10000001000002E700000132A9E2989327F52D27.png" manifest:media-type="image/png"/>
  <manifest:file-entry manifest:full-path="Pictures/100000010000030300000153ADB98AD52FFBAA84.png" manifest:media-type="image/png"/>
  <manifest:file-entry manifest:full-path="Pictures/1000000100000318000002526693D59275C43766.png" manifest:media-type="image/png"/>
  <manifest:file-entry manifest:full-path="Pictures/100000010000031C00000258006E66A4D4081671.png" manifest:media-type="image/png"/>
  <manifest:file-entry manifest:full-path="Pictures/10000001000003250000026832B3E181C826F819.png" manifest:media-type="image/png"/>
  <manifest:file-entry manifest:full-path="Pictures/10000001000002F5000000F887DB4EEDFCF0C419.png" manifest:media-type="image/png"/>
  <manifest:file-entry manifest:full-path="Pictures/100000010000019D00000047A55A8F1584F5D852.png" manifest:media-type="image/png"/>
  <manifest:file-entry manifest:full-path="Pictures/1000000100000319000001078DAC53BB668A834B.png" manifest:media-type="image/png"/>
  <manifest:file-entry manifest:full-path="Pictures/100000010000032300000254CB395C0573EC53E0.png" manifest:media-type="image/png"/>
  <manifest:file-entry manifest:full-path="Pictures/1000000100000290000001A1933325E3FC1359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17bc" officeooo:paragraph-rsid="000317b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012cm" svg:y="0.095cm" svg:width="17.59cm" svg:height="9.853cm" draw:z-index="0"><draw:image xlink:href="Pictures/10000001000002D300000195EDDB4735C3CE21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4" draw:name="Imagen2" text:anchor-type="char" svg:width="17.59cm" svg:height="9.777cm" draw:z-index="1"><draw:image xlink:href="Pictures/10000001000002D500000193EDB4A237B2F24509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3" text:anchor-type="char" svg:x="0.173cm" svg:y="-0.175cm" svg:width="17.59cm" svg:height="9.61cm" draw:z-index="2"><draw:image xlink:href="Pictures/10000001000002D30000018BA356E2C6F70B837F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4" draw:name="Imagen4" text:anchor-type="char" svg:width="17.59cm" svg:height="11.645cm" draw:z-index="3"><draw:image xlink:href="Pictures/10000001000002D8000001E2E3DDB91C164662E6.png" xlink:type="simple" xlink:show="embed" xlink:actuate="onLoad" draw:mime-type="image/png"/></draw:frame></text:p>
      <text:p text:style-name="Standard"><draw:frame draw:style-name="fr1" draw:name="Imagen5" text:anchor-type="char" svg:x="0.582cm" svg:y="0.222cm" svg:width="17.59cm" svg:height="10.481cm" draw:z-index="4"><draw:image xlink:href="Pictures/10000001000002DF000001B675B545C1BBD65E9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4" draw:name="Imagen6" text:anchor-type="char" svg:width="17.59cm" svg:height="12.866cm" draw:z-index="5"><draw:image xlink:href="Pictures/10000001000003120000023F8E965960A49D3D9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0.887cm" svg:y="0.266cm" svg:width="17.59cm" svg:height="12.945cm" draw:z-index="6"><draw:image xlink:href="Pictures/100000010000031400000244409A5F12D9C96975.png" xlink:type="simple" xlink:show="embed" xlink:actuate="onLoad" draw:mime-type="image/png"/></draw:frame><draw:frame draw:style-name="fr1" draw:name="Imagen8" text:anchor-type="char" svg:x="0.661cm" svg:y="13.862cm" svg:width="17.59cm" svg:height="6.551cm" draw:z-index="7"><draw:image xlink:href="Pictures/10000001000002FD0000011D9FE818D1E475083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agen9" text:anchor-type="char" svg:width="17.59cm" svg:height="7.243cm" draw:z-index="8"><draw:image xlink:href="Pictures/10000001000002E700000132A9E2989327F52D27.png" xlink:type="simple" xlink:show="embed" xlink:actuate="onLoad" draw:mime-type="image/png"/></draw:frame></text:p>
      <text:p text:style-name="Standard"><draw:frame draw:style-name="fr1" draw:name="Imagen10" text:anchor-type="char" svg:x="0.45cm" svg:y="0.021cm" svg:width="17.59cm" svg:height="7.733cm" draw:z-index="9"><draw:image xlink:href="Pictures/100000010000030300000153ADB98AD52FFBAA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11" text:anchor-type="char" svg:width="17.59cm" svg:height="13.192cm" draw:z-index="10"><draw:image xlink:href="Pictures/1000000100000318000002526693D59275C4376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2" text:anchor-type="char" svg:x="0.226cm" svg:y="-1.314cm" svg:width="17.59cm" svg:height="13.323cm" draw:z-index="11"><draw:image xlink:href="Pictures/10000001000003200000025ECFF53056A679496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3" text:anchor-type="char" svg:x="0.755cm" svg:y="-0.517cm" svg:width="17.59cm" svg:height="13.257cm" draw:z-index="12"><draw:image xlink:href="Pictures/100000010000031C00000258006E66A4D4081671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3" draw:name="Imagen14" text:anchor-type="char" svg:width="17.59cm" svg:height="13.458cm" draw:z-index="13"><draw:image xlink:href="Pictures/10000001000003250000026832B3E181C826F819.png" xlink:type="simple" xlink:show="embed" xlink:actuate="onLoad" draw:mime-type="image/png"/></draw:frame><draw:frame draw:style-name="fr1" draw:name="Imagen15" text:anchor-type="char" svg:x="-0.026cm" svg:y="13.612cm" svg:width="17.59cm" svg:height="5.761cm" draw:z-index="14"><draw:image xlink:href="Pictures/10000001000002F5000000F887DB4EEDFCF0C41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16" text:anchor-type="char" svg:width="10.927cm" svg:height="1.879cm" draw:z-index="15"><draw:image xlink:href="Pictures/100000010000019D00000047A55A8F1584F5D8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17" text:anchor-type="char" svg:x="0.741cm" svg:y="0.392cm" svg:width="17.59cm" svg:height="5.831cm" draw:z-index="16"><draw:image xlink:href="Pictures/1000000100000319000001078DAC53BB668A834B.png" xlink:type="simple" xlink:show="embed" xlink:actuate="onLoad" draw:mime-type="image/png"/></draw:frame></text:p>
      <text:p text:style-name="Standard"><draw:frame draw:style-name="fr1" draw:name="Imagen18" text:anchor-type="char" svg:x="1.969cm" svg:y="0.476cm" svg:width="13.601cm" svg:height="1.005cm" draw:z-index="17"><draw:image xlink:href="Pictures/10000001000002020000002672D4DFAAA77A86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9" text:anchor-type="char" svg:x="0.741cm" svg:y="-0.568cm" svg:width="17.59cm" svg:height="13.053cm" draw:z-index="18"><draw:image xlink:href="Pictures/100000010000032300000254CB395C0573EC53E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0" text:anchor-type="char" svg:x="1.889cm" svg:y="-1.332cm" svg:width="17.358cm" svg:height="11.033cm" draw:z-index="19"><draw:image xlink:href="Pictures/1000000100000290000001A1933325E3FC135996.png" xlink:type="simple" xlink:show="embed" xlink:actuate="onLoad" draw:mime-type="image/png"/></draw:frame><text:soft-page-break/></text:p>
      <text:p text:style-name="Standard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21:26:10.296000000</meta:creation-date>
    <dc:date>2023-06-13T23:05:01.892000000</dc:date>
    <meta:editing-duration>PT1H38M52S</meta:editing-duration>
    <meta:editing-cycles>1</meta:editing-cycles>
    <meta:document-statistic meta:table-count="0" meta:image-count="20" meta:object-count="0" meta:page-count="13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